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 (Computer Systems)</text:span><text:span text:style-name="T2"><text:line-break/></text:span><text:span text:style-name="T3">Scripting in Python 02.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Scripting in Python - Part 02 - Guide</text:span></text:p>
      <text:list xml:id="list3391503023" text:style-name="WWNum1">
        <text:list-item>
          <text:p text:style-name="P13"><text:bookmark text:name="_dbh0n1vac4c8"/>What to do?</text:p>
        </text:list-item>
      </text:list>
      <text:p text:style-name="Standard">In this unit, the document of reference will be “<text:span text:style-name="T8">A byte of Python – Part 2</text:span>”. Read it carefully, test every example and ask questions in our forum :)</text:p>
      <text:p text:style-name="Standard">Before reading it, we recommend you to read this guide completely.</text:p>
      <text:list xml:id="list235451714003804" text:continue-numbering="true" text:style-name="WWNum1">
        <text:list-item>
          <text:p text:style-name="P13"><text:bookmark text:name="_2ralq97hoyy8"/>I have finished reading “A byte of Python – Part 2”. What should I do next?</text:p>
        </text:list-item>
      </text:list>
      <text:p text:style-name="Standard">We have provided several non-assessable activities. They are available in “<text:span text:style-name="T10">Scripting in Python - Part 02 - Activities 01</text:span>” file. You should try to solve them and ask doubts in forums.</text:p>
      <text:list xml:id="list235452099046737" text:continue-numbering="true" text:style-name="WWNum1">
        <text:list-item>
          <text:p text:style-name="P13"><text:bookmark text:name="_jd8vrhb2992w"/>Do you know other interesting links?</text:p>
        </text:list-item>
      </text:list>
      <text:p text:style-name="Standard">There are several sources of information that could be useful in order to improve your Python skills that we are learning in this part. Some of them are:</text:p>
      <text:list xml:id="list2394605130" text:style-name="WWNum2">
        <text:list-item>
          <text:p text:style-name="P6"><text:a xlink:type="simple" xlink:href="https://www.w3schools.com/python/python_conditions.asp" text:style-name="ListLabel_20_10" text:visited-style-name="ListLabel_20_10"><text:span text:style-name="T11">https://www.w3schools.com/python/python_conditions.asp</text:span></text:a></text:p>
        </text:list-item>
        <text:list-item>
          <text:p text:style-name="P7"><text:a xlink:type="simple" xlink:href="https://www.snakify.org/es/lessons/if_then_else_conditions/" text:style-name="ListLabel_20_10" text:visited-style-name="ListLabel_20_10"><text:span text:style-name="T11">https://www.snakify.org/es/lessons/if_then_else_conditions/</text:span>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2</text:span></text:p>
      </style:header>
      <style:footer>
        <text:p text:style-name="MP4"><text:span text:style-name="MT1">CFGS DAM/DAW<text:tab/><text:tab/>Scripting in Python - Part 0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6" meta:word-count="175" meta:character-count="1079" meta:non-whitespace-character-count="920"/>
    <meta:generator>LibreOfficeDev/6.0.5.2$Linux_X86_64 LibreOffice_project/</meta:generator>
  </office:meta>
</office:document-meta>
</file>